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25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89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cm" svg:height="1.7cm" svg:x="11.1cm" svg:y="3.6cm">
          <text:p text:style-name="P1"><text:span text:style-name="T1">New Password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" draw:id="id2" draw:layer="layout" svg:width="2.899cm" svg:height="1.4cm" svg:x="11.801cm" svg:y="6.5cm">
          <text:p text:style-name="P1"><text:span text:style-name="T1">Validate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3.25cm" svg:y1="5.3cm" svg:x2="13.25cm" svg:y2="6.5cm" draw:start-shape="id1" draw:start-glue-point="8" draw:end-shape="id2" draw:end-glue-point="0" svg:d="M13250 5300v1200" svg:viewBox="0 0 1 1201">
          <text:p/>
        </draw:connector>
        <draw:connector draw:style-name="gr3" draw:text-style-name="P2" draw:layer="layout" svg:x1="15.4cm" svg:y1="9.95cm" svg:x2="15.4cm" svg:y2="9.95cm" svg:d="M15400 9950z" svg:viewBox="0 0 1 1">
          <text:p/>
        </draw:connector>
        <draw:custom-shape draw:style-name="gr1" draw:text-style-name="P2" xml:id="id3" draw:id="id3" draw:layer="layout" svg:width="4.2cm" svg:height="2.1cm" svg:x="11.1cm" svg:y="9cm">
          <text:p text:style-name="P2"><text:span text:style-name="T1">Log-In </text:span></text:p>
          <text:p text:style-name="P2"><text:span text:style-name="T1">Details Valid</text:span>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5.3cm" svg:y1="10.05cm" svg:x2="15.3cm" svg:y2="10.05cm" draw:start-shape="id3" draw:end-shape="id3" svg:d="M15300 10050z" svg:viewBox="0 0 1 1">
          <text:p/>
        </draw:connector>
        <draw:connector draw:style-name="gr2" draw:text-style-name="P2" draw:layer="layout" svg:x1="13.25cm" svg:y1="7.9cm" svg:x2="13.2cm" svg:y2="9cm" draw:start-shape="id2" draw:start-glue-point="2" draw:end-shape="id3" draw:end-glue-point="4" svg:d="M13250 7900v550h-50v550" svg:viewBox="0 0 51 1101">
          <text:p/>
        </draw:connector>
        <draw:custom-shape draw:style-name="gr1" draw:text-style-name="P1" xml:id="id4" draw:id="id4" draw:layer="layout" svg:width="2.7cm" svg:height="2.3cm" svg:x="5.9cm" svg:y="8.9cm">
          <text:p text:style-name="P1"><text:span text:style-name="T1">Input Log </text:span></text:p>
          <text:p text:style-name="P1"><text:span text:style-name="T1">In detai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7.588cm" svg:y1="8.9cm" svg:x2="11.801cm" svg:y2="7.2cm" draw:start-shape="id4" draw:start-glue-point="4" draw:end-shape="id2" draw:end-glue-point="3" svg:d="M7588 8900v-1700h4213" svg:viewBox="0 0 4214 1701">
          <text:p/>
        </draw:connector>
        <draw:connector draw:style-name="gr2" draw:text-style-name="P2" draw:layer="layout" svg:x1="11.1cm" svg:y1="10.05cm" svg:x2="8.263cm" svg:y2="10.05cm" draw:start-shape="id3" draw:start-glue-point="5" draw:end-shape="id4" draw:end-glue-point="6" svg:d="M11100 10050h-2837" svg:viewBox="0 0 2838 1">
          <text:p/>
        </draw:connector>
        <draw:frame draw:style-name="gr4" draw:text-style-name="P3" draw:layer="layout" svg:width="1.4cm" svg:height="0.725cm" svg:x="9.6cm" svg:y="9.4cm">
          <draw:text-box>
            <text:p text:style-name="P3"><text:span text:style-name="T2">No</text:span></text:p>
          </draw:text-box>
        </draw:frame>
        <draw:custom-shape draw:style-name="gr1" draw:text-style-name="P2" xml:id="id5" draw:id="id5" draw:layer="layout" svg:width="4.2cm" svg:height="2.1cm" svg:x="11.1cm" svg:y="12.5cm">
          <text:p text:style-name="P2"><text:span text:style-name="T1">Passwords</text:span><text:span text:style-name="T1"><text:line-break/></text:span><text:span text:style-name="T1">Entered Ma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2cm" svg:y1="11.1cm" svg:x2="13.2cm" svg:y2="12.5cm" draw:start-shape="id3" draw:start-glue-point="6" draw:end-shape="id5" draw:end-glue-point="4" svg:d="M13200 11100v1400" svg:viewBox="0 0 1 1401">
          <text:p/>
        </draw:connector>
        <draw:frame draw:style-name="gr4" draw:text-style-name="P3" draw:layer="layout" svg:width="1.4cm" svg:height="0.725cm" svg:x="9.6cm" svg:y="12.9cm">
          <draw:text-box>
            <text:p text:style-name="P3"><text:span text:style-name="T2">No</text:span></text:p>
          </draw:text-box>
        </draw:frame>
        <draw:custom-shape draw:style-name="gr1" draw:text-style-name="P1" xml:id="id6" draw:id="id6" draw:layer="layout" svg:width="4.9cm" svg:height="2.3cm" svg:x="4.2cm" svg:y="12.4cm">
          <text:p text:style-name="P1"><text:span text:style-name="T1">Password </text:span></text:p>
          <text:p text:style-name="P1"><text:span text:style-name="T1">miss match</text:span></text:p>
          <text:p text:style-name="P1"><text:span text:style-name="T1">Message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11.1cm" svg:y1="13.55cm" svg:x2="8.488cm" svg:y2="13.55cm" draw:start-shape="id5" draw:start-glue-point="5" draw:end-shape="id6" draw:end-glue-point="6" svg:d="M11100 13550h-2612" svg:viewBox="0 0 2613 1">
          <text:p/>
        </draw:connector>
        <draw:connector draw:style-name="gr2" draw:text-style-name="P2" draw:layer="layout" svg:x1="7.263cm" svg:y1="12.4cm" svg:x2="7.25cm" svg:y2="11.2cm" draw:start-shape="id6" draw:start-glue-point="4" draw:end-shape="id4" draw:end-glue-point="8" svg:d="M7263 12400v-599h-13v-601" svg:viewBox="0 0 14 1201">
          <text:p/>
        </draw:connector>
        <draw:custom-shape draw:style-name="gr1" draw:text-style-name="P1" xml:id="id8" draw:id="id8" draw:layer="layout" svg:width="4.9cm" svg:height="2.3cm" svg:x="20.4cm" svg:y="8.3cm">
          <text:p text:style-name="P1"><text:span text:style-name="T1">Password </text:span></text:p>
          <text:p text:style-name="P1"><text:span text:style-name="T1">Change success</text:span></text:p>
          <text:p text:style-name="P1"><text:span text:style-name="T1">Message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15.3cm" svg:y1="13.55cm" svg:x2="20.3cm" svg:y2="13.531cm" draw:start-shape="id5" draw:start-glue-point="7" draw:end-shape="id7" draw:end-glue-point="3" svg:d="M15300 13550h2501v-19h2499" svg:viewBox="0 0 5001 20">
          <text:p/>
        </draw:connector>
        <draw:frame draw:style-name="gr5" draw:text-style-name="P3" draw:layer="layout" svg:width="1.4cm" svg:height="0.8cm" svg:x="15.6cm" svg:y="12.9cm">
          <draw:text-box>
            <text:p text:style-name="P3"><text:span text:style-name="T2">Yes</text:span></text:p>
          </draw:text-box>
        </draw:frame>
        <draw:custom-shape draw:style-name="gr1" draw:text-style-name="P1" xml:id="id9" draw:id="id9" draw:layer="layout" svg:width="2.9cm" svg:height="1.3cm" svg:x="22cm" svg:y="4.2cm">
          <text:p text:style-name="P1"><text:span text:style-name="T1">Login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23.463cm" svg:y1="8.3cm" svg:x2="23.45cm" svg:y2="5.5cm" draw:start-shape="id8" draw:start-glue-point="4" draw:end-shape="id9" draw:end-glue-point="8" svg:d="M23463 8300v-1399h-13v-1401" svg:viewBox="0 0 14 2801">
          <text:p/>
        </draw:connector>
        <draw:line draw:style-name="gr2" draw:text-style-name="P2" draw:layer="layout" svg:x1="23.5cm" svg:y1="4.2cm" svg:x2="23.5cm" svg:y2="2.6cm">
          <text:p/>
        </draw:line>
        <draw:frame draw:style-name="gr6" draw:text-style-name="P3" draw:layer="layout" svg:width="6.6cm" svg:height="1.25cm" svg:x="20.9cm" svg:y="1.95cm">
          <draw:text-box>
            <text:p text:style-name="P3"><text:span text:style-name="T2">Return to Figure, Page</text:span></text:p>
          </draw:text-box>
        </draw:frame>
        <draw:line draw:style-name="gr7" draw:text-style-name="P2" draw:layer="layout" svg:x1="20.542cm" svg:y1="12.8cm" svg:x2="25.067cm" svg:y2="12.8cm">
          <text:p/>
        </draw:line>
        <draw:line draw:style-name="gr7" draw:text-style-name="P2" draw:layer="layout" svg:x1="20.628cm" svg:y1="14.263cm" svg:x2="24.982cm" svg:y2="14.263cm">
          <text:p/>
        </draw:line>
        <draw:path draw:style-name="gr7" draw:text-style-name="P2" xml:id="id7" draw:id="id7" draw:layer="layout" svg:width="1.201cm" svg:height="0.965cm" draw:transform="skewX (0.103148958792865) rotate (2.34938770610957) translate (20.627860279704cm 14.2630929172569cm)" svg:viewBox="0 0 1202 966" svg:d="M0 0c973 1 1202 966 1202 966">
          <text:p/>
        </draw:path>
        <draw:path draw:style-name="gr7" draw:text-style-name="P2" draw:layer="layout" svg:width="1.201cm" svg:height="0.966cm" draw:transform="skewX (0.103847090493662) rotate (2.34938770610957) translate (25.067634834469cm 14.2630929944946cm)" svg:viewBox="0 0 1202 967" svg:d="M0 0c973 1 1202 967 1202 967">
          <text:p/>
        </draw:path>
        <draw:frame draw:style-name="gr8" xml:id="id10" draw:id="id10" draw:layer="layout" svg:width="3.715cm" svg:height="2.146cm" svg:x="20.969cm" svg:y="12.954cm">
          <draw:text-box>
            <text:p><text:span text:style-name="T1">Store New Password assigned to the User Name</text:span></text:p>
            <text:p><text:span text:style-name="T3"/></text:p>
          </draw:text-box>
        </draw:frame>
        <draw:connector draw:style-name="gr2" draw:text-style-name="P2" draw:layer="layout" svg:x1="22.826cm" svg:y1="12.954cm" svg:x2="22.85cm" svg:y2="10.6cm" draw:start-shape="id10" draw:start-glue-point="0" draw:end-shape="id8" draw:end-glue-point="8" svg:d="M22826 12954v-1151h24v-1203" svg:viewBox="0 0 25 23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36:24.035000000</meta:creation-date>
    <meta:generator>LibreOffice/4.2.6.3$Windows_x86 LibreOffice_project/3fd416d4c6db7d3204c17ce57a1d70f6e531ee21</meta:generator>
    <dc:date>2014-11-30T13:55:27.208000000</dc:date>
    <meta:editing-duration>P0D</meta:editing-duration>
    <meta:editing-cycles>1</meta:editing-cycles>
    <meta:document-statistic meta:object-count="30"/>
  </office:meta>
</office:document-meta>
</file>